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ff3333"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6" style:family="graphic" style:parent-style-name="arrow">
      <style:graphic-properties draw:textarea-vertical-align="middle"/>
    </style:style>
    <style:style style:name="gr7" style:family="graphic" style:parent-style-name="standard">
      <style:graphic-properties svg:stroke-color="#ff420e" draw:fill="none" draw:textarea-horizontal-align="justify" draw:textarea-vertical-align="middle" draw:auto-grow-height="false"/>
    </style:style>
    <style:style style:name="gr8" style:family="graphic" style:parent-style-name="standard">
      <style:graphic-properties svg:stroke-color="#7e0021" svg:stroke-linecap="butt" draw:fill="none"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svg:stroke-color="#0000ff"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color="#cc66ff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color="#3465a4" draw:fill="none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14" style:family="graphic" style:parent-style-name="arrow">
      <style:graphic-properties svg:stroke-color="#ff00ff" draw:textarea-vertical-align="middle"/>
    </style:style>
    <style:style style:name="gr15" style:family="graphic" style:parent-style-name="standard">
      <style:graphic-properties svg:stroke-color="#9933ff" draw:fill="none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cc0066" draw:fill="none" draw:textarea-horizontal-align="justify" draw:textarea-vertical-align="middle" draw:auto-grow-height="false"/>
    </style:style>
    <style:style style:name="gr17" style:family="graphic" style:parent-style-name="standard">
      <style:graphic-properties svg:stroke-color="#006600" draw:fill="none" draw:textarea-horizontal-align="justify" draw:textarea-vertical-align="top" draw:auto-grow-height="false"/>
    </style:style>
    <style:style style:name="gr18" style:family="graphic" style:parent-style-name="standard">
      <style:graphic-properties svg:stroke-color="#cc00cc" draw:fill="none" draw:textarea-horizontal-align="justify" draw:textarea-vertical-align="middle" draw:auto-grow-height="false"/>
    </style:style>
    <style:style style:name="gr19" style:family="graphic" style:parent-style-name="standard">
      <style:graphic-properties svg:stroke-color="#ff00cc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Ubuntu Condensed" fo:font-size="6pt" style:font-size-asian="6pt" style:font-size-complex="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Ubuntu Condensed" fo:font-size="6pt" fo:font-weight="normal" style:font-size-asian="6pt" style:font-weight-asian="normal" style:font-size-complex="6pt" style:font-weight-complex="normal"/>
    </style:style>
    <style:style style:name="P4" style:family="paragraph">
      <style:paragraph-properties fo:text-align="center"/>
      <style:text-properties fo:color="#ff3333" style:font-name="Ubuntu Condensed"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Ubuntu Condensed" fo:font-size="6pt" fo:font-style="normal" style:font-size-asian="6pt" style:font-style-asian="normal" style:font-size-complex="6pt" style:font-style-complex="normal"/>
    </style:style>
    <style:style style:name="P7" style:family="paragraph">
      <style:paragraph-properties fo:text-align="start"/>
      <style:text-properties style:font-name="Ubuntu Condensed" fo:font-size="6pt" style:font-size-asian="6pt" style:font-size-complex="6pt"/>
    </style:style>
    <style:style style:name="T1" style:family="text">
      <style:text-properties style:font-name="Ubuntu Condensed" fo:font-size="6pt" style:font-size-asian="6pt" style:font-size-complex="6pt"/>
    </style:style>
    <style:style style:name="T2" style:family="text">
      <style:text-properties style:font-name="Ubuntu Condensed" fo:font-size="6pt" fo:font-weight="bold" style:font-size-asian="6pt" style:font-weight-asian="bold" style:font-size-complex="6pt" style:font-weight-complex="bold"/>
    </style:style>
    <style:style style:name="T3" style:family="text">
      <style:text-properties style:font-name="Ubuntu Condensed" fo:font-size="6pt" fo:font-weight="normal" style:font-size-asian="6pt" style:font-weight-asian="normal" style:font-size-complex="6pt" style:font-weight-complex="normal"/>
    </style:style>
    <style:style style:name="T4" style:family="text">
      <style:text-properties fo:color="#ff3333" style:font-name="Ubuntu Condensed" fo:font-size="6pt" fo:font-weight="bold" style:font-size-asian="6pt" style:font-weight-asian="bold" style:font-size-complex="6pt" style:font-weight-complex="bold"/>
    </style:style>
    <style:style style:name="T5" style:family="text">
      <style:text-properties style:font-name="Ubuntu Condensed" fo:font-size="6pt" fo:font-style="normal" style:font-size-asian="6pt" style:font-style-asian="normal" style:font-size-complex="6pt" style:font-style-complex="normal"/>
    </style:style>
    <style:style style:name="T6" style:family="text">
      <style:text-properties style:font-name="Ubuntu Condensed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7" style:family="text">
      <style:text-properties style:font-name="Ubuntu Condensed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0.4cm" svg:x="1.6cm" svg:y="2.4cm">
          <text:p><text:span text:style-name="T1">ENTRY(cpu_init_cr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cm" svg:height="0.4cm" svg:x="1.4cm" svg:y="1.4cm">
          <text:p><text:span text:style-name="T1">arch/arm/cpu/armv7/start.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0.4cm" svg:x="1.6cm" svg:y="2cm">
          <text:p><text:span text:style-name="T1">ENTRY(cpu_init_cp1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0" draw:id="id20" draw:layer="layout" svg:width="1.6cm" svg:height="0.4cm" svg:x="2cm" svg:y="2.8cm">
          <text:p><text:span text:style-name="T1">lowlevel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8cm" svg:height="2.4cm" svg:x="1.4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0.4cm" svg:x="5cm" svg:y="1.4cm">
          <text:p><text:span text:style-name="T1">arch/arm/cpu/armv7/lowlevel_init.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4cm" svg:height="0.8cm" svg:x="5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4cm" svg:x="1.4cm" svg:y="4.6cm">
          <text:p><text:span text:style-name="T1">arch/arm/lib/crt0.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8cm" svg:height="2cm" svg:x="1.4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cm" svg:height="0.4cm" svg:x="1.6cm" svg:y="5.2cm">
          <text:p><text:span text:style-name="T1">ENTRY(</text:span><text:span text:style-name="T2">_main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2" draw:id="id22" draw:layer="layout" svg:width="1.2cm" svg:height="0.4cm" svg:x="1.6cm" svg:y="3.6cm">
          <text:p><text:span text:style-name="T3">bl _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2cm" svg:height="0.4cm" svg:x="5.2cm" svg:y="2cm">
          <text:p><text:span text:style-name="T1">WEAK(</text:span><text:span text:style-name="T2">lowlevel_init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2cm" svg:height="0.4cm" svg:x="9cm" svg:y="1.4cm">
          <text:p><text:span text:style-name="T1">arch/arm/mach-omap2/am33xx/board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0.4cm" svg:height="6.8cm" svg:x="9cm" svg:y="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2.8cm" svg:height="0.4cm" svg:x="9.397cm" svg:y="2.2cm">
          <text:p><text:span text:style-name="T1">void </text:span><text:span text:style-name="T2">board_init_f</text:span><text:span text:style-name="T1">(ulong dumm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8" draw:id="id18" draw:layer="layout" svg:width="1.6cm" svg:height="0.4cm" svg:x="2.4cm" svg:y="6cm">
          <text:p><text:span text:style-name="T3">bl board_init_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0.4cm" svg:x="2cm" svg:y="5.6cm">
          <text:p><text:span text:style-name="T1">CONFIG_SPL_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1.4cm" svg:height="0.4cm" svg:x="2cm" svg:y="6.4cm">
          <text:p><text:span text:style-name="T1">board_init_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4.2cm" svg:height="0.4cm" svg:x="1.6cm" svg:y="8.8cm">
          <text:p><text:span text:style-name="T1">void </text:span><text:span text:style-name="T2">board_init_r</text:span><text:span text:style-name="T1">(gd_t *new_gd, ulong dest_add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2cm" svg:height="0.4cm" svg:x="20.2cm" svg:y="3.4cm">
          <text:p><text:span text:style-name="T1">arch/arm/mach-omap2/boot-comm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2cm" svg:height="1.2cm" svg:x="20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2cm" svg:height="0.4cm" svg:x="10.634cm" svg:y="10.4cm">
          <text:p><text:span text:style-name="T1">void </text:span><text:span text:style-name="T2">board_init_r</text:span><text:span text:style-name="T1">(gd_t *dummy1, ulong dumm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10.2cm" svg:y="8.8cm">
          <text:p><text:span text:style-name="T1">common/spl/spl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.4cm" svg:height="6.4cm" svg:x="10.2cm" svg:y="9.2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3.4cm" svg:y1="6.6cm" svg:x2="10.634cm" svg:y2="10.6cm" draw:start-shape="id1" draw:start-glue-point="1" draw:end-shape="id2" svg:d="M3400 6600c5425 0 1809 4000 7234 4000" svg:viewBox="0 0 7235 4001">
          <text:p/>
        </draw:connector>
        <draw:connector draw:style-name="gr6" draw:text-style-name="P2" draw:layer="layout" draw:type="curve" svg:x1="3.4cm" svg:y1="6.6cm" svg:x2="1.6cm" svg:y2="9cm" draw:start-shape="id1" draw:start-glue-point="1" draw:end-shape="id3" draw:end-glue-point="3" svg:d="M3400 6600c751 0 501 1200-900 1200s-1651 1200-900 1200" svg:viewBox="0 0 2631 2401">
          <text:p/>
        </draw:connector>
        <draw:custom-shape draw:style-name="gr7" draw:text-style-name="P4" draw:layer="layout" svg:width="3cm" svg:height="0.4cm" svg:x="2cm" svg:y="9.2cm">
          <text:p><text:span text:style-name="T4">initcall_run_list(init_sequence_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cm" svg:height="0.4cm" svg:x="11.834cm" svg:y="11.6cm">
          <text:p><text:span text:style-name="T1">board_boot_or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48" draw:id="id48" draw:layer="layout" svg:width="1.8cm" svg:height="0.4cm" svg:x="11.834cm" svg:y="12cm">
          <text:p><text:span text:style-name="T1">boot_from_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cm" svg:height="0.4cm" svg:x="11.034cm" svg:y="11.6cm">
          <text:p><text:span text:style-name="T1">__w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5" draw:id="id35" draw:layer="layout" svg:width="1.8cm" svg:height="0.4cm" svg:x="11cm" svg:y="13.6cm">
          <text:p><text:span text:style-name="T1">spl_load_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4cm" svg:height="0.4cm" svg:x="20.6cm" svg:y="4cm">
          <text:p><text:span text:style-name="T1">void </text:span><text:span text:style-name="T2">spl_board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2cm" svg:height="0.4cm" svg:x="19.8cm" svg:y="1.4cm">
          <text:p><text:span text:style-name="T1">include/configs/am335x_evm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6cm" svg:height="1.4cm" svg:x="19.8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8cm" svg:height="0.4cm" svg:x="12.234cm" svg:y="11.2cm">
          <text:p><text:span text:style-name="T1">spl_board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cm" svg:height="0.4cm" svg:x="11.434cm" svg:y="11.2cm">
          <text:p><text:span text:style-name="T1">__w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4.034cm" svg:y1="11.4cm" svg:x2="20.6cm" svg:y2="4.2cm" draw:start-shape="id4" draw:start-glue-point="1" draw:end-shape="id5" draw:end-glue-point="3" svg:d="M14034 11400c4924 0 1642-7200 6566-7200" svg:viewBox="0 0 6567 7201">
          <text:p/>
        </draw:connector>
        <draw:custom-shape draw:style-name="gr3" draw:text-style-name="P1" draw:layer="layout" svg:width="3cm" svg:height="0.4cm" svg:x="11.034cm" svg:y="10.8cm">
          <text:p><text:span text:style-name="T1">CONFIG_IS_ENABLED(</text:span><text:span text:style-name="T2">BOARD_INIT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1.6cm" svg:height="0.4cm" svg:x="21cm" svg:y="4.4cm">
          <text:p><text:span text:style-name="T1">arch_misc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2.4cm" svg:height="0.4cm" svg:x="13.2cm" svg:y="3.6cm">
          <text:p><text:span text:style-name="T1">int </text:span><text:span text:style-name="T2">arch_misc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0.4cm" svg:x="13.6cm" svg:y="4cm">
          <text:p><text:span text:style-name="T1">CONFIG_AM335X_US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0.4cm" svg:x="14cm" svg:y="4.4cm">
          <text:p><text:span text:style-name="T1">musb_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0.4cm" svg:x="13.6cm" svg:y="4.8cm">
          <text:p><text:span text:style-name="T1">CONFIG_AM335X_US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0.4cm" svg:x="14cm" svg:y="5.2cm">
          <text:p><text:span text:style-name="T1">musb_regi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1cm" svg:y1="4.6cm" svg:x2="15.6cm" svg:y2="3.8cm" draw:start-shape="id6" draw:start-glue-point="3" draw:end-shape="id7" draw:end-glue-point="1" svg:d="M21000 4600c-4050 0-1350-800-5400-800" svg:viewBox="0 0 5401 801">
          <text:p/>
        </draw:connector>
        <draw:custom-shape draw:style-name="gr2" draw:text-style-name="P1" draw:layer="layout" svg:width="2.8cm" svg:height="0.4cm" svg:x="13cm" svg:y="2.2cm">
          <text:p><text:span text:style-name="T1">CONFIG_USB_MUSB_GA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0" draw:id="id10" draw:layer="layout" svg:width="6.2cm" svg:height="1cm" svg:x="20cm" svg:y="2cm">
          <text:p><text:span text:style-name="T1">#define CONFIG_AM335X_USB0</text:span></text:p>
          <text:p><text:span text:style-name="T1">#define CONFIG_AM335X_USB0_MODE</text:span><text:span text:style-name="T1"><text:tab/></text:span><text:span text:style-name="T1">MUSB_PERIPHERAL</text:span></text:p>
          <text:p><text:span text:style-name="T1">#define CONFIG_AM335X_USB1</text:span></text:p>
          <text:p><text:span text:style-name="T1">#define CONFIG_AM335X_USB1_MODE</text:span><text:span text:style-name="T1"><text:tab/></text:span><text:span text:style-name="T1">MUSB_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cm" svg:height="0.4cm" svg:x="13cm" svg:y="2.6cm">
          <text:p><text:span text:style-name="T1">CONFIG_AM335X_USB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2cm" svg:height="0.4cm" svg:x="15.8cm" svg:y="2.2cm">
          <text:p><text:span text:style-name="T1">CONFIG_USB_MUSB_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1" draw:id="id11" draw:layer="layout" svg:width="3.2cm" svg:height="0.4cm" svg:x="15.8cm" svg:y="2.6cm">
          <text:p><text:span text:style-name="T1">CONFIG_AM335X_USB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cm" svg:height="0.4cm" svg:x="13cm" svg:y="3cm">
          <text:p><text:span text:style-name="T1">!CONFIG_IS_ENABLED(DM_US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2cm" svg:height="0.4cm" svg:x="15.8cm" svg:y="3cm">
          <text:p><text:span text:style-name="T1">!CONFIG_IS_ENABLED(OF_CONTR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6cm" svg:height="2.4cm" svg:x="13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1.8cm" svg:height="0.4cm" svg:x="9.797cm" svg:y="3cm">
          <text:p><text:span text:style-name="T1">board_early_init_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4" draw:id="id14" draw:layer="layout" svg:width="1.8cm" svg:height="0.4cm" svg:x="9.797cm" svg:y="2.6cm">
          <text:p><text:span text:style-name="T1">early_system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3" draw:id="id13" draw:layer="layout" svg:width="2cm" svg:height="0.4cm" svg:x="10.6cm" svg:y="9.6cm">
          <text:p><text:span text:style-name="T1">int </text:span><text:span text:style-name="T2">spl_early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1.4cm" svg:y="8.2cm">
          <text:p><text:span text:style-name="T1">common/board_r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6cm" svg:height="4.4cm" svg:x="1.4cm" svg:y="8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cm" svg:height="0.4cm" svg:x="2.4cm" svg:y="9.6cm">
          <text:p><text:span text:style-name="T1">CONFIG_A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" draw:id="id8" draw:layer="layout" svg:width="1.2cm" svg:height="0.4cm" svg:x="2.8cm" svg:y="10cm">
          <text:p><text:span text:style-name="T1">board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4cm" svg:y1="10.2cm" svg:x2="6.6cm" svg:y2="14cm" draw:start-shape="id8" draw:start-glue-point="1" draw:end-shape="id9" svg:d="M4000 10200c1950 0 650 3800 2600 3800" svg:viewBox="0 0 2601 3801">
          <text:p/>
        </draw:connector>
        <draw:connector draw:style-name="gr6" draw:text-style-name="P2" draw:layer="layout" draw:type="curve" svg:x1="20cm" svg:y1="2.5cm" svg:x2="19cm" svg:y2="2.8cm" draw:start-shape="id10" draw:start-glue-point="3" draw:end-shape="id11" draw:end-glue-point="1" svg:d="M20000 2500c-750 0-250 300-1000 300" svg:viewBox="0 0 1001 301">
          <text:p/>
        </draw:connector>
        <draw:custom-shape draw:style-name="gr1" draw:text-style-name="P1" xml:id="id15" draw:id="id15" draw:layer="layout" svg:width="2.4cm" svg:height="0.4cm" svg:x="9.397cm" svg:y="3.8cm">
          <text:p><text:span text:style-name="T1">void </text:span><text:span text:style-name="T2">early_system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8cm" svg:height="0.4cm" svg:x="9.797cm" svg:y="4.2cm">
          <text:p><text:span text:style-name="T1">CONFIG_SPL_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2" draw:id="id12" draw:layer="layout" svg:width="2cm" svg:height="0.4cm" svg:x="10.197cm" svg:y="4.6cm">
          <text:p><text:span text:style-name="T1">spl_early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draw:line-skew="-0.649cm" svg:x1="10.197cm" svg:y1="4.8cm" svg:x2="10.6cm" svg:y2="9.8cm" draw:start-shape="id12" draw:start-glue-point="3" draw:end-shape="id13" draw:end-glue-point="3" svg:d="M10197 4800c-1725 0-1926 5000 403 5000" svg:viewBox="0 0 1724 5001">
          <text:p/>
        </draw:connector>
        <draw:connector draw:style-name="gr6" draw:text-style-name="P2" draw:layer="layout" draw:type="curve" svg:x1="9.797cm" svg:y1="2.8cm" svg:x2="9.397cm" svg:y2="4cm" draw:start-shape="id14" draw:start-glue-point="3" draw:end-shape="id15" draw:end-glue-point="3" svg:d="M9797 2800c-1351 0-1151 1200-400 1200" svg:viewBox="0 0 991 1201">
          <text:p/>
        </draw:connector>
        <draw:custom-shape draw:style-name="gr1" draw:text-style-name="P1" xml:id="id17" draw:id="id17" draw:layer="layout" svg:width="2.8cm" svg:height="0.4cm" svg:x="9.4cm" svg:y="6.2cm">
          <text:p><text:span text:style-name="T1">int </text:span><text:span text:style-name="T2">board_early_init_f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draw:line-skew="-0.549cm" svg:x1="9.797cm" svg:y1="3.2cm" svg:x2="9.4cm" svg:y2="6.4cm" draw:start-shape="id16" draw:start-glue-point="3" draw:end-shape="id17" svg:d="M9797 3200c-2170 0-1972 3200-397 3200" svg:viewBox="0 0 1605 3201">
          <text:p/>
        </draw:connector>
        <draw:connector draw:style-name="gr6" draw:text-style-name="P2" draw:layer="layout" draw:type="curve" svg:x1="4cm" svg:y1="6.2cm" svg:x2="9.397cm" svg:y2="2.4cm" draw:start-shape="id18" draw:start-glue-point="1" draw:end-shape="id19" draw:end-glue-point="3" svg:d="M4000 6200c4048 0 1350-3800 5397-3800" svg:viewBox="0 0 5398 3801">
          <text:p/>
        </draw:connector>
        <draw:connector draw:style-name="gr6" draw:text-style-name="P2" draw:layer="layout" draw:type="curve" svg:x1="3.6cm" svg:y1="3cm" svg:x2="5.2cm" svg:y2="2.2cm" draw:start-shape="id20" draw:start-glue-point="1" draw:end-shape="id21" draw:end-glue-point="3" svg:d="M3600 3000c1200 0 400-800 1600-800" svg:viewBox="0 0 1601 801">
          <text:p/>
        </draw:connector>
        <draw:connector draw:style-name="gr6" draw:text-style-name="P2" draw:layer="layout" draw:type="curve" svg:x1="1.6cm" svg:y1="3.8cm" svg:x2="1.6cm" svg:y2="5.4cm" draw:start-shape="id22" draw:start-glue-point="3" draw:end-shape="id23" svg:d="M1600 3800c-751 0-751 1600 0 1600" svg:viewBox="0 0 564 1601">
          <text:p/>
        </draw:connector>
        <draw:custom-shape draw:style-name="gr4" draw:text-style-name="P2" draw:layer="layout" svg:width="9.6cm" svg:height="6.8cm" svg:x="1.8cm" svg:y="1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4" draw:id="id24" draw:layer="layout" svg:width="2.4cm" svg:height="0.4cm" svg:x="7.041cm" svg:y="23cm">
          <text:p><text:span text:style-name="T1">SPL_LOAD_IMAGE_METHOD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0.4cm" svg:x="2.199cm" svg:y="21.8cm">
          <text:p><text:span text:style-name="T1">CONFIG_SPL_USB_ET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0" draw:id="id30" draw:layer="layout" svg:width="2cm" svg:height="0.4cm" svg:x="2.999cm" svg:y="23.4cm">
          <text:p><text:span text:style-name="T1">spl_net_load_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1.8cm" svg:y="17cm">
          <text:p><text:span text:style-name="T1">common/spl/spl_ne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cm" svg:height="0.4cm" svg:x="2.199cm" svg:y="19.8cm">
          <text:p><text:span text:style-name="T1">CONFIG_SPL_ETH_SUP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7" draw:id="id27" draw:layer="layout" svg:width="8cm" svg:height="0.4cm" svg:x="2.599cm" svg:y="20.2cm">
          <text:p text:style-name="P2"><text:span text:style-name="T1">int </text:span><text:span text:style-name="T2">spl_net_load_image_cpgmac</text:span><text:span text:style-name="T1">(struct spl_image_info *spl_image, struct spl_boot_device *bootdev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8" draw:id="id28" draw:layer="layout" svg:width="2cm" svg:height="0.4cm" svg:x="2.999cm" svg:y="20.6cm">
          <text:p><text:span text:style-name="T1">spl_net_load_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5" draw:id="id25" draw:layer="layout" svg:width="8cm" svg:height="0.4cm" svg:x="2.599cm" svg:y="22.2cm">
          <text:p text:style-name="P2"><text:span text:style-name="T1">int </text:span><text:span text:style-name="T2">spl_net_load_image_usb</text:span><text:span text:style-name="T1">(struct spl_image_info *spl_image, struct spl_boot_device *bootdev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0.4cm" svg:x="2.999cm" svg:y="22.6cm">
          <text:p><text:span text:style-name="T1">CONFIG_IS_ENABLED(DM_USB_GADGE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6" draw:id="id46" draw:layer="layout" svg:width="1.6cm" svg:height="0.4cm" svg:x="3.399cm" svg:y="23cm">
          <text:p><text:span text:style-name="T1">usb_ether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6" draw:id="id26" draw:layer="layout" svg:width="2.4cm" svg:height="0.4cm" svg:x="7.041cm" svg:y="21cm">
          <text:p><text:span text:style-name="T1">SPL_LOAD_IMAGE_METHOD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1.101cm" svg:x1="8.241cm" svg:y1="23cm" svg:x2="10.599cm" svg:y2="22.4cm" draw:start-shape="id24" draw:start-glue-point="0" draw:end-shape="id25" draw:end-glue-point="1" svg:d="M8241 23000v-200h2859v-400h-501" svg:viewBox="0 0 2860 601">
          <text:p/>
        </draw:connector>
        <draw:connector draw:style-name="gr9" draw:text-style-name="P2" draw:layer="layout" draw:line-skew="1.101cm" svg:x1="8.241cm" svg:y1="21cm" svg:x2="10.599cm" svg:y2="20.4cm" draw:start-shape="id26" draw:start-glue-point="0" draw:end-shape="id27" draw:end-glue-point="1" svg:d="M8241 21000v-200h2859v-400h-501" svg:viewBox="0 0 2860 601">
          <text:p/>
        </draw:connector>
        <draw:custom-shape draw:style-name="gr1" draw:text-style-name="P1" xml:id="id29" draw:id="id29" draw:layer="layout" svg:width="8cm" svg:height="0.4cm" svg:x="2.6cm" svg:y="17.8cm">
          <text:p text:style-name="P2"><text:span text:style-name="T1">static int</text:span><text:span text:style-name="T2"> spl_net_load_image</text:span><text:span text:style-name="T1">(struct spl_image_info *spl_image, struct spl_boot_device *bootdev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2.999cm" svg:y1="20.8cm" svg:x2="2.6cm" svg:y2="18cm" draw:start-shape="id28" draw:start-glue-point="3" draw:end-shape="id29" draw:end-glue-point="3" svg:d="M2999 20800c-1350 0-1150-2800-399-2800" svg:viewBox="0 0 990 2801">
          <text:p/>
        </draw:connector>
        <draw:connector draw:style-name="gr6" draw:text-style-name="P2" draw:layer="layout" draw:type="curve" draw:line-skew="-0.149cm" svg:x1="2.999cm" svg:y1="23.6cm" svg:x2="2.6cm" svg:y2="18cm" draw:start-shape="id30" draw:start-glue-point="3" draw:end-shape="id29" draw:end-glue-point="3" svg:d="M2999 23600c-1573 0-1374-5600-399-5600" svg:viewBox="0 0 1157 5601">
          <text:p/>
        </draw:connector>
        <draw:custom-shape draw:style-name="gr2" draw:text-style-name="P1" draw:layer="layout" svg:width="1.4cm" svg:height="0.4cm" svg:x="13cm" svg:y="16.6cm">
          <text:p><text:span text:style-name="T1">include/spl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4cm" svg:height="0.4cm" svg:x="13.4cm" svg:y="18cm">
          <text:p><text:span text:style-name="T1">SPL_LOAD_IMAGE_METHOD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4cm" svg:x="13.8cm" svg:y="18.4cm">
          <text:p><text:span text:style-name="T1">SPL_LOAD_IMA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cm" svg:height="0.4cm" svg:x="9.441cm" svg:y="21cm">
          <text:p><text:span text:style-name="T1">"eth device"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cm" svg:height="0.4cm" svg:x="9.441cm" svg:y="23cm">
          <text:p><text:span text:style-name="T1">"USB eth"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31" draw:id="id31" draw:layer="layout" svg:width="2cm" svg:height="0.4cm" svg:x="14.2cm" svg:y="18.8cm">
          <text:p><text:span text:style-name="T1">ll_entry_declar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0.4cm" svg:x="13cm" svg:y="19.6cm">
          <text:p><text:span text:style-name="T1">include/linker_list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xml:id="id32" draw:id="id32" draw:layer="layout" svg:width="7.6cm" svg:height="1.6cm" svg:x="13cm" svg:y="20cm">
          <text:p text:style-name="P5"><text:span text:style-name="T5">ll_entry_declare() - Declare linker-generated array entry</text:span></text:p>
          <text:p text:style-name="P5"><text:span text:style-name="T5"><text:s/></text:span><text:span text:style-name="T5">@_type:</text:span><text:span text:style-name="T5"><text:tab/></text:span><text:span text:style-name="T5">Data type of the entry</text:span></text:p>
          <text:p text:style-name="P5"><text:span text:style-name="T5"><text:s/></text:span><text:span text:style-name="T5">@_name:</text:span><text:span text:style-name="T5"><text:tab/></text:span><text:span text:style-name="T5">Name of the entry</text:span></text:p>
          <text:p text:style-name="P5"><text:span text:style-name="T5"><text:s/></text:span><text:span text:style-name="T5">@_list:</text:span><text:span text:style-name="T5"><text:tab/></text:span><text:span text:style-name="T5">name of the list. Should contain only characters allowed in a C variable name!</text:span></text:p>
          <text:p text:style-name="P5"><text:span text:style-name="T6">#define ll_entry_declare(_type, _name, _list)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curve" svg:x1="14.2cm" svg:y1="19cm" svg:x2="13cm" svg:y2="20.8cm" draw:start-shape="id31" draw:start-glue-point="3" draw:end-shape="id32" draw:end-glue-point="3" svg:d="M14200 19000c-2551 0-1951 1800-1200 1800" svg:viewBox="0 0 1850 1801">
          <text:p/>
        </draw:connector>
        <draw:custom-shape draw:style-name="gr10" draw:text-style-name="P1" xml:id="id33" draw:id="id33" draw:layer="layout" svg:width="2.4cm" svg:height="0.4cm" svg:x="13.4cm" svg:y="17.2cm">
          <text:p><text:span text:style-name="T1">struct </text:span><text:span text:style-name="T2">spl_image_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cm" svg:height="2.4cm" svg:x="13cm" svg:y="17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8.241cm" svg:y1="23.4cm" svg:x2="13.4cm" svg:y2="17.4cm" draw:start-shape="id24" draw:start-glue-point="2" draw:end-shape="id33" draw:end-glue-point="3" svg:d="M8241 23400c0 751 1590 627 2138-1061s53-4939 3021-4939" svg:viewBox="0 0 5160 6440">
          <text:p/>
        </draw:connector>
        <draw:connector draw:style-name="gr6" draw:text-style-name="P2" draw:layer="layout" draw:type="curve" svg:x1="8.241cm" svg:y1="21.4cm" svg:x2="13.4cm" svg:y2="17.4cm" draw:start-shape="id26" draw:start-glue-point="2" draw:end-shape="id33" draw:end-glue-point="3" svg:d="M8241 21400c0 751 1590 627 2138-561s53-3439 3021-3439" svg:viewBox="0 0 5160 4470">
          <text:p/>
        </draw:connector>
        <draw:custom-shape draw:style-name="gr1" draw:text-style-name="P1" xml:id="id36" draw:id="id36" draw:layer="layout" svg:width="2.6cm" svg:height="0.4cm" svg:x="10.6cm" svg:y="15cm">
          <text:p><text:span text:style-name="T1">static int</text:span><text:span text:style-name="T2"> spl_load_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5.8cm" svg:y1="17.4cm" svg:x2="17.2cm" svg:y2="15.2cm" draw:start-shape="id33" draw:start-glue-point="1" draw:end-shape="id34" draw:end-glue-point="1" svg:d="M15800 17400c2851 0 2151-2200 1400-2200" svg:viewBox="0 0 2065 2201">
          <text:p/>
        </draw:connector>
        <draw:connector draw:style-name="gr6" draw:text-style-name="P2" draw:layer="layout" draw:type="curve" svg:x1="11cm" svg:y1="13.8cm" svg:x2="10.6cm" svg:y2="15.2cm" draw:start-shape="id35" draw:start-glue-point="3" draw:end-shape="id36" draw:end-glue-point="3" svg:d="M11000 13800c-1351 0-1151 1400-400 1400" svg:viewBox="0 0 991 1401">
          <text:p/>
        </draw:connector>
        <draw:custom-shape draw:style-name="gr4" draw:text-style-name="P2" draw:layer="layout" svg:width="2.8cm" svg:height="1.6cm" svg:x="18.224cm" svg:y="23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18.224cm" svg:y="23.2cm">
          <text:p><text:span text:style-name="T1">net/eth-commo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1" draw:id="id41" draw:layer="layout" svg:width="2.4cm" svg:height="0.4cm" svg:x="18.424cm" svg:y="23.8cm">
          <text:p><text:span text:style-name="T1">void </text:span><text:span text:style-name="T2">eth_common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6cm" svg:height="3.4cm" svg:x="11.6cm" svg:y="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8cm" svg:height="0.4cm" svg:x="11.6cm" svg:y="23.6cm">
          <text:p><text:span text:style-name="T1">net/eth-legacy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9" draw:id="id39" draw:layer="layout" svg:width="2.4cm" svg:height="0.4cm" svg:x="11.8cm" svg:y="24.2cm">
          <text:p><text:span text:style-name="T1">int </text:span><text:span text:style-name="T2">eth_initialize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0" draw:id="id40" draw:layer="layout" svg:width="1.8cm" svg:height="0.4cm" svg:x="12.2cm" svg:y="24.6cm">
          <text:p><text:span text:style-name="T3">eth_common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cm" svg:height="0.4cm" svg:x="12.2cm" svg:y="25.4cm">
          <text:p><text:span text:style-name="T1">eth_write_hw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8cm" svg:height="0.4cm" svg:x="12.6cm" svg:y="25.8cm">
          <text:p><text:span text:style-name="T1">eth_env_get_enetaddr_by_ind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2" draw:id="id42" draw:layer="layout" svg:width="1.8cm" svg:height="0.4cm" svg:x="12.2cm" svg:y="25cm">
          <text:p><text:span text:style-name="T1">board_eth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7" draw:id="id37" draw:layer="layout" svg:width="1.6cm" svg:height="0.4cm" svg:x="3cm" svg:y="18.2cm">
          <text:p><text:span text:style-name="T1">eth_initial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xml:id="id38" draw:id="id38" draw:layer="layout" svg:width="3.2cm" svg:height="1.2cm" svg:x="3cm" svg:y="25.2cm">
          <text:p text:style-name="P5"><text:span text:style-name="T1">ifdef CONFIG_DM_ETH</text:span></text:p>
          <text:p text:style-name="P5"><text:span text:style-name="T1">obj-$(CONFIG_NET) += eth-uclass.o</text:span></text:p>
          <text:p text:style-name="P5"><text:span text:style-name="T1">else</text:span></text:p>
          <text:p text:style-name="P5"><text:span text:style-name="T1">obj-$(CONFIG_NET) += eth_legacy.o</text:span></text:p>
          <text:p text:style-name="P5"><text:span text:style-name="T1">endif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4.6cm" svg:y1="18.4cm" svg:x2="3cm" svg:y2="25.8cm" draw:start-shape="id37" draw:start-glue-point="1" draw:end-shape="id38" draw:end-glue-point="3" svg:d="M4600 18400c751 0 501 3500-800 3500s-1551 3900-800 3900" svg:viewBox="0 0 2441 7401">
          <text:p/>
        </draw:connector>
        <draw:connector draw:style-name="gr6" draw:text-style-name="P2" draw:layer="layout" draw:type="curve" svg:x1="6.2cm" svg:y1="25.8cm" svg:x2="11.8cm" svg:y2="24.4cm" draw:start-shape="id38" draw:start-glue-point="1" draw:end-shape="id39" draw:end-glue-point="3" svg:d="M6200 25800c4200 0 1400-1400 5600-1400" svg:viewBox="0 0 5601 1401">
          <text:p/>
        </draw:connector>
        <draw:connector draw:style-name="gr6" draw:text-style-name="P2" draw:layer="layout" draw:type="curve" svg:x1="14cm" svg:y1="24.8cm" svg:x2="18.424cm" svg:y2="24cm" draw:start-shape="id40" draw:start-glue-point="1" draw:end-shape="id41" svg:d="M14000 24800c3318 0 1106-800 4424-800" svg:viewBox="0 0 4425 801">
          <text:p/>
        </draw:connector>
        <draw:connector draw:style-name="gr6" draw:text-style-name="P2" draw:layer="layout" draw:type="curve" draw:line-skew="0cm 0.9cm" svg:x1="14cm" svg:y1="25.2cm" svg:x2="6.6cm" svg:y2="15.2cm" draw:start-shape="id42" draw:start-glue-point="1" draw:end-shape="id43" draw:end-glue-point="3" svg:d="M14000 25200c751 0 501-4100-3700-4100s-4451-5900-3700-5900" svg:viewBox="0 0 8063 10001">
          <text:p/>
        </draw:connector>
        <draw:custom-shape draw:style-name="gr7" draw:text-style-name="P1" draw:layer="layout" svg:width="1.376cm" svg:height="0.4cm" svg:x="18.824cm" svg:y="24.2cm">
          <text:p><text:span text:style-name="T1">CONFIG_MI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4" draw:id="id44" draw:layer="layout" svg:width="1.4cm" svg:height="0.4cm" svg:x="19.224cm" svg:y="24.6cm">
          <text:p><text:span text:style-name="T1">miiphy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976cm" svg:height="0.4cm" svg:x="18.224cm" svg:y="25.4cm">
          <text:p><text:span text:style-name="T1">common/miiphyutil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8cm" svg:height="0.8cm" svg:x="18.224cm" svg:y="2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5" draw:id="id45" draw:layer="layout" svg:width="2.4cm" svg:height="0.4cm" svg:x="18.424cm" svg:y="26cm">
          <text:p><text:span text:style-name="T1">void </text:span><text:span text:style-name="T2">miiphy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0.624cm" svg:y1="24.8cm" svg:x2="20.824cm" svg:y2="26.2cm" draw:start-shape="id44" draw:start-glue-point="1" draw:end-shape="id45" draw:end-glue-point="1" svg:d="M20624 24800c1051 0 951 1400 200 1400" svg:viewBox="0 0 777 1401">
          <text:p/>
        </draw:connector>
        <draw:custom-shape draw:style-name="gr4" draw:text-style-name="P2" draw:layer="layout" svg:width="6.4cm" svg:height="8.2cm" svg:x="21.8cm" svg:y="15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6cm" svg:height="0.4cm" svg:x="21.8cm" svg:y="14.8cm">
          <text:p><text:span text:style-name="T1">drivers/usb/gadget/ether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7" draw:id="id47" draw:layer="layout" svg:width="2.4cm" svg:height="0.4cm" svg:x="22cm" svg:y="15.4cm">
          <text:p text:style-name="P2"><text:span text:style-name="T1">int </text:span><text:span text:style-name="T2">usb_ether_init</text:span><text:span text:style-name="T1">(void)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2cm" svg:height="1.4cm" svg:x="21.8cm" svg:y="13.4cm">
          <text:p text:style-name="P5"><text:span text:style-name="T1">ifdef CONFIG_USB_ETHER</text:span></text:p>
          <text:p text:style-name="P5"><text:span text:style-name="T1">obj-y </text:span><text:span text:style-name="T1"><text:tab/></text:span><text:span text:style-name="T1"><text:tab/></text:span><text:span text:style-name="T1"><text:tab/></text:span><text:span text:style-name="T1">+= ether.o</text:span></text:p>
          <text:p text:style-name="P5"><text:span text:style-name="T1">obj-$(CONFIG_USB_ETH_RNDIS)</text:span><text:span text:style-name="T1"><text:tab/></text:span><text:span text:style-name="T1">+= rndis.o</text:span></text:p>
          <text:p text:style-name="P5"><text:span text:style-name="T1">...</text:span></text:p>
          <text:p text:style-name="P5"><text:span text:style-name="T1">else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8cm" svg:height="0.2cm" svg:x="21.8cm" svg:y="13.2cm">
          <text:p text:style-name="P5"><text:span text:style-name="T1">/drivers/usb/gadget/Makefil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3.399cm" svg:y1="23.2cm" svg:x2="22cm" svg:y2="15.6cm" draw:start-shape="id46" draw:start-glue-point="3" draw:end-shape="id47" draw:end-glue-point="3" svg:d="M3399 23200c-751 0-10052-7600 18601-7600" svg:viewBox="0 0 20633 7601">
          <text:p/>
        </draw:connector>
        <draw:custom-shape draw:style-name="gr10" draw:text-style-name="P1" draw:layer="layout" svg:width="2cm" svg:height="0.4cm" svg:x="13.2cm" svg:y="15cm">
          <text:p><text:span text:style-name="T1">struct spl_image_info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34" draw:id="id34" draw:layer="layout" svg:width="2cm" svg:height="0.4cm" svg:x="15.2cm" svg:y="15cm">
          <text:p><text:span text:style-name="T1">struct spl_image_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0.4cm" svg:x="6.4cm" svg:y="12.2cm">
          <text:p><text:span text:style-name="T1">board/ti/am335x/board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2cm" svg:height="3.6cm" svg:x="6.4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2cm" svg:height="0.4cm" svg:x="6.6cm" svg:y="13.8cm">
          <text:p><text:span text:style-name="T1">int </text:span><text:span text:style-name="T2">board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3" draw:id="id43" draw:layer="layout" svg:width="2.4cm" svg:height="0.4cm" svg:x="6.6cm" svg:y="15cm">
          <text:p><text:span text:style-name="T1">int </text:span><text:span text:style-name="T2">board_eth_init</text:span><text:span text:style-name="T1">(bd_t *bi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9" draw:id="id49" draw:layer="layout" svg:width="2.6cm" svg:height="0.4cm" svg:x="10.6cm" svg:y="12.8cm">
          <text:p><text:span text:style-name="T1">static int </text:span><text:span text:style-name="T2">boot_from_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cm" svg:height="0.4cm" svg:x="13.2cm" svg:y="12.8cm">
          <text:p><text:span text:style-name="T1">struct spl_image_info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11.834cm" svg:y1="12.2cm" svg:x2="10.6cm" svg:y2="13cm" draw:start-shape="id48" draw:start-glue-point="3" draw:end-shape="id49" draw:end-glue-point="3" svg:d="M11834 12200c-2602 0-1985 800-1234 800" svg:viewBox="0 0 1886 801">
          <text:p/>
        </draw:connector>
        <draw:custom-shape draw:style-name="gr10" draw:text-style-name="P1" xml:id="id52" draw:id="id52" draw:layer="layout" svg:width="0.8cm" svg:height="0.4cm" svg:x="15.2cm" svg:y="12.8cm">
          <text:p><text:span text:style-name="T1">u32 []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8cm" svg:height="0.4cm" svg:x="15.2cm" svg:y="13.2cm">
          <text:p><text:span text:style-name="T1">i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50" draw:id="id50" draw:layer="layout" svg:width="1.8cm" svg:height="0.4cm" svg:x="11cm" svg:y="13.2cm">
          <text:p><text:span text:style-name="T1">spl_ll_find_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1" draw:id="id51" draw:layer="layout" svg:width="4.4cm" svg:height="0.4cm" svg:x="10.6cm" svg:y="14.4cm">
          <text:p><text:span text:style-name="T1">static struct spl_image_loader * </text:span><text:span text:style-name="T2">spl_ll_find_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1cm" svg:y1="13.4cm" svg:x2="10.6cm" svg:y2="14.6cm" draw:start-shape="id50" draw:start-glue-point="3" draw:end-shape="id51" draw:end-glue-point="3" svg:d="M11000 13400c-1351 0-1151 1200-400 1200" svg:viewBox="0 0 991 1201">
          <text:p/>
        </draw:connector>
        <draw:custom-shape draw:style-name="gr10" draw:text-style-name="P1" xml:id="id53" draw:id="id53" draw:layer="layout" svg:width="1cm" svg:height="0.4cm" svg:x="15cm" svg:y="14.4cm">
          <text:p><text:span text:style-name="T1">uint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curve" draw:line-skew="0cm -1.1cm" svg:x1="20.6cm" svg:y1="20.8cm" svg:x2="10.6cm" svg:y2="14.6cm" draw:start-shape="id32" draw:start-glue-point="1" draw:end-shape="id51" draw:end-glue-point="3" svg:d="M20600 20800c751 0 501-4500-5000-4500s-5751-1700-5000-1700" svg:viewBox="0 0 10619 6201">
          <text:p/>
        </draw:connector>
        <draw:connector draw:style-name="gr6" draw:text-style-name="P2" draw:layer="layout" draw:type="curve" svg:x1="16cm" svg:y1="13cm" svg:x2="16cm" svg:y2="14.6cm" draw:start-shape="id52" draw:start-glue-point="1" draw:end-shape="id53" draw:end-glue-point="1" svg:d="M16000 13000c751 0 751 1600 0 1600" svg:viewBox="0 0 564 1601">
          <text:p/>
        </draw:connector>
        <draw:custom-shape draw:style-name="gr2" draw:text-style-name="P4" draw:layer="layout" svg:width="1.6cm" svg:height="0.4cm" svg:x="2.4cm" svg:y="12cm">
          <text:p><text:span text:style-name="T4">run_main_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2cm" svg:height="0.4cm" svg:x="2.4cm" svg:y="10.4cm">
          <text:p><text:span text:style-name="T1">CONFIG_ARCH_MISC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4" draw:id="id54" draw:layer="layout" svg:width="1.6cm" svg:height="0.4cm" svg:x="2.8cm" svg:y="10.8cm">
          <text:p><text:span text:style-name="T1">arch_misc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4.4cm" svg:y1="11cm" svg:x2="13.2cm" svg:y2="3.8cm" draw:start-shape="id54" draw:start-glue-point="1" draw:end-shape="id7" svg:d="M4400 11000c6600 0 2200-7200 8800-7200" svg:viewBox="0 0 8801 7201">
          <text:p/>
        </draw:connector>
        <draw:custom-shape draw:style-name="gr2" draw:text-style-name="P1" draw:layer="layout" svg:width="2.2cm" svg:height="0.4cm" svg:x="2.4cm" svg:y="11.2cm">
          <text:p><text:span text:style-name="T1">CONFIG_BOARD_LATE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5" draw:id="id55" draw:layer="layout" svg:width="1.4cm" svg:height="0.4cm" svg:x="2.8cm" svg:y="11.6cm">
          <text:p><text:span text:style-name="T1">board_late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6" draw:id="id56" draw:layer="layout" svg:width="2.4cm" svg:height="0.4cm" svg:x="6.6cm" svg:y="14.4cm">
          <text:p><text:span text:style-name="T1">int </text:span><text:span text:style-name="T2">board_late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4.2cm" svg:y1="11.8cm" svg:x2="6.6cm" svg:y2="14.6cm" draw:start-shape="id55" draw:start-glue-point="1" draw:end-shape="id56" svg:d="M4200 11800c1800 0 600 2800 2400 2800" svg:viewBox="0 0 2401 2801">
          <text:p/>
        </draw:connector>
        <draw:custom-shape draw:style-name="gr1" draw:text-style-name="P1" xml:id="id58" draw:id="id58" draw:layer="layout" svg:width="2.4cm" svg:height="0.4cm" svg:x="6.6cm" svg:y="12.8cm">
          <text:p><text:span text:style-name="T1">void </text:span><text:span text:style-name="T2">do_board_detec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7" draw:id="id57" draw:layer="layout" svg:width="2cm" svg:height="0.4cm" svg:x="10.2cm" svg:y="5.4cm">
          <text:p><text:span text:style-name="T1">do_board_det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cm" svg:height="0.4cm" svg:x="9.8cm" svg:y="5cm">
          <text:p><text:span text:style-name="T1">CONFIG_TI_I2C_BOARD_DET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0.2cm" svg:y1="5.6cm" svg:x2="6.6cm" svg:y2="13cm" draw:start-shape="id57" draw:start-glue-point="3" draw:end-shape="id58" draw:end-glue-point="3" svg:d="M10200 5600c-6151 0-4351 7400-3600 7400" svg:viewBox="0 0 4436 7401">
          <text:p/>
        </draw:connector>
        <draw:custom-shape draw:style-name="gr3" draw:text-style-name="P1" xml:id="id59" draw:id="id59" draw:layer="layout" svg:width="2cm" svg:height="0.4cm" svg:x="7cm" svg:y="13.2cm">
          <text:p><text:span text:style-name="T1">ti_i2c_eeprom_am_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4cm" svg:height="2.4cm" svg:x="19.8cm" svg:y="9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0.4cm" svg:x="19.8cm" svg:y="9cm">
          <text:p><text:span text:style-name="T1">board/ti/common/board_detec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0" draw:id="id60" draw:layer="layout" svg:width="5cm" svg:height="0.4cm" svg:x="20cm" svg:y="9.6cm">
          <text:p><text:span text:style-name="T1">int </text:span><text:span text:style-name="T2">ti_i2c_eeprom_am_get</text:span><text:span text:style-name="T1">(int bus_addr, int dev_add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9cm" svg:y1="13.4cm" svg:x2="20cm" svg:y2="9.8cm" draw:start-shape="id59" draw:start-glue-point="1" draw:end-shape="id60" svg:d="M9000 13400c8250 0 2750-3600 11000-3600" svg:viewBox="0 0 11001 3601">
          <text:p/>
        </draw:connector>
        <draw:custom-shape draw:style-name="gr16" draw:text-style-name="P1" xml:id="id61" draw:id="id61" draw:layer="layout" svg:width="1.8cm" svg:height="0.4cm" svg:x="20.4cm" svg:y="10cm">
          <text:p><text:span text:style-name="T1">TI_EEPROM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3" draw:id="id63" draw:layer="layout" svg:width="5cm" svg:height="0.4cm" svg:x="20cm" svg:y="10.8cm">
          <text:p><text:span text:style-name="T1">bool </text:span><text:span text:style-name="T2">board_ti_is</text:span><text:span text:style-name="T1">(char *name_ta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xml:id="id62" draw:id="id62" draw:layer="layout" svg:width="1.8cm" svg:height="0.4cm" svg:x="20.4cm" svg:y="11.2cm">
          <text:p><text:span text:style-name="T1">TI_EEPROM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2.5cm" svg:y1="10cm" svg:x2="22.2cm" svg:y2="10.2cm" draw:start-shape="id60" draw:start-glue-point="2" draw:end-shape="id61" draw:end-glue-point="1" svg:d="M22500 10000c0 134-100 200-300 200" svg:viewBox="0 0 301 201">
          <text:p/>
        </draw:connector>
        <draw:connector draw:style-name="gr6" draw:text-style-name="P2" draw:layer="layout" draw:type="curve" svg:x1="22.2cm" svg:y1="11.4cm" svg:x2="22.5cm" svg:y2="11.2cm" draw:start-shape="id62" draw:start-glue-point="1" draw:end-shape="id63" draw:end-glue-point="2" svg:d="M22200 11400c200 0 300-66 300-200" svg:viewBox="0 0 301 201">
          <text:p/>
        </draw:connector>
        <draw:custom-shape draw:style-name="gr7" draw:text-style-name="P1" draw:layer="layout" svg:width="2.8cm" svg:height="0.4cm" svg:x="19.8cm" svg:y="5.8cm">
          <text:p><text:span text:style-name="T1">board/ti/am335x/board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cm" svg:height="2cm" svg:x="19.8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6" draw:id="id66" draw:layer="layout" svg:width="3.4cm" svg:height="0.4cm" svg:x="20cm" svg:y="6.4cm">
          <text:p><text:span text:style-name="T1">static inline int </text:span><text:span text:style-name="T2">board_is_bone_l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4" draw:id="id64" draw:layer="layout" svg:width="3cm" svg:height="0.4cm" svg:x="20.4cm" svg:y="6.8cm">
          <text:p><text:span text:style-name="T1">return board_ti_is("A335BNLT"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0.4cm" svg:y1="7cm" svg:x2="20cm" svg:y2="11cm" draw:start-shape="id64" draw:start-glue-point="3" draw:end-shape="id63" draw:end-glue-point="3" svg:d="M20400 7000c-1351 0-1151 4000-400 4000" svg:viewBox="0 0 991 4001">
          <text:p/>
        </draw:connector>
        <draw:custom-shape draw:style-name="gr1" draw:text-style-name="P1" draw:layer="layout" svg:width="2.8cm" svg:height="0.4cm" svg:x="13.4cm" svg:y="6.2cm">
          <text:p><text:span text:style-name="T1">int </text:span><text:span text:style-name="T2">board_late_ini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0" draw:id="id70" draw:layer="layout" svg:width="2cm" svg:height="0.4cm" svg:x="13.8cm" svg:y="6.6cm">
          <text:p><text:span text:style-name="T1">board_is_bone_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8" draw:id="id68" draw:layer="layout" svg:width="2cm" svg:height="0.4cm" svg:x="13.8cm" svg:y="7cm">
          <text:p><text:span text:style-name="T1">board_is_bb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9" draw:id="id69" draw:layer="layout" svg:width="2cm" svg:height="0.4cm" svg:x="13.8cm" svg:y="7.4cm">
          <text:p><text:span text:style-name="T1">board_is_bb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5" draw:id="id65" draw:layer="layout" svg:width="3.4cm" svg:height="0.4cm" svg:x="20cm" svg:y="7.2cm">
          <text:p><text:span text:style-name="T1">static inline int </text:span><text:span text:style-name="T2">board_is_bben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7" draw:id="id67" draw:layer="layout" svg:width="3.4cm" svg:height="0.4cm" svg:x="20cm" svg:y="7.6cm">
          <text:p><text:span text:style-name="T1">static inline int </text:span><text:span text:style-name="T2">board_is_bbg1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3.4cm" svg:y1="7.4cm" svg:x2="23.4cm" svg:y2="6.6cm" draw:start-shape="id65" draw:start-glue-point="1" draw:end-shape="id66" svg:d="M23400 7400c751 0 751-800 0-800" svg:viewBox="0 0 564 801">
          <text:p/>
        </draw:connector>
        <draw:connector draw:style-name="gr6" draw:text-style-name="P2" draw:layer="layout" draw:type="curve" svg:x1="23.4cm" svg:y1="7.8cm" svg:x2="23.4cm" svg:y2="6.6cm" draw:start-shape="id67" draw:start-glue-point="1" draw:end-shape="id66" draw:end-glue-point="1" svg:d="M23400 7800c751 0 751-1200 0-1200" svg:viewBox="0 0 564 1201">
          <text:p/>
        </draw:connector>
        <draw:connector draw:style-name="gr6" draw:text-style-name="P2" draw:layer="layout" draw:type="curve" svg:x1="15.8cm" svg:y1="7.2cm" svg:x2="20cm" svg:y2="7.4cm" draw:start-shape="id68" draw:start-glue-point="1" draw:end-shape="id65" draw:end-glue-point="3" svg:d="M15800 7200c3150 0 1050 200 4200 200" svg:viewBox="0 0 4201 201">
          <text:p/>
        </draw:connector>
        <draw:connector draw:style-name="gr6" draw:text-style-name="P2" draw:layer="layout" draw:type="curve" svg:x1="15.8cm" svg:y1="7.6cm" svg:x2="20cm" svg:y2="7.8cm" draw:start-shape="id69" draw:start-glue-point="1" draw:end-shape="id67" draw:end-glue-point="3" svg:d="M15800 7600c3150 0 1050 200 4200 200" svg:viewBox="0 0 4201 201">
          <text:p/>
        </draw:connector>
        <draw:connector draw:style-name="gr6" draw:text-style-name="P2" draw:layer="layout" draw:type="curve" svg:x1="15.8cm" svg:y1="6.8cm" svg:x2="20cm" svg:y2="6.6cm" draw:start-shape="id70" draw:start-glue-point="1" draw:end-shape="id66" draw:end-glue-point="3" svg:d="M15800 6800c3150 0 1050-200 4200-200" svg:viewBox="0 0 4201 201">
          <text:p/>
        </draw:connector>
        <draw:custom-shape draw:style-name="gr3" draw:text-style-name="P1" xml:id="id71" draw:id="id71" draw:layer="layout" svg:width="1.2cm" svg:height="0.4cm" svg:x="2.8cm" svg:y="12.4cm">
          <text:p><text:span text:style-name="T1">main_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6cm" svg:height="0.4cm" svg:x="1.4cm" svg:y="13.4cm">
          <text:p><text:span text:style-name="T1">common/mai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8cm" svg:height="1.2cm" svg:x="1.4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1cm" svg:y1="13.8cm" svg:x2="10.6cm" svg:y2="15.2cm" svg:d="M11000 13800c-1351 0-1151 1400-400 1400" svg:viewBox="0 0 991 1401">
          <text:p/>
        </draw:connector>
        <draw:connector draw:style-name="gr6" draw:text-style-name="P2" draw:layer="layout" draw:type="curve" svg:x1="4.4cm" svg:y1="11cm" svg:x2="13.2cm" svg:y2="3.8cm" svg:d="M4400 11000c6600 0 2200-7200 8800-7200" svg:viewBox="0 0 8801 7201">
          <text:p/>
        </draw:connector>
        <draw:custom-shape draw:style-name="gr1" draw:text-style-name="P1" xml:id="id72" draw:id="id72" draw:layer="layout" svg:width="2.4cm" svg:height="0.4cm" svg:x="1.6cm" svg:y="14cm">
          <text:p><text:span text:style-name="T1">void </text:span><text:span text:style-name="T2">main_loop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.8cm" svg:y1="12.6cm" svg:x2="1.6cm" svg:y2="14.2cm" draw:start-shape="id71" draw:start-glue-point="3" draw:end-shape="id72" draw:end-glue-point="3" svg:d="M2800 12600c-2551 0-1951 1600-1200 1600" svg:viewBox="0 0 1850 1601">
          <text:p/>
        </draw:connector>
        <draw:custom-shape draw:style-name="gr3" draw:text-style-name="P1" draw:layer="layout" svg:width="1cm" svg:height="0.4cm" svg:x="2cm" svg:y="14.4cm">
          <text:p><text:span text:style-name="T1">cli_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9" draw:id="id79" draw:layer="layout" svg:width="2cm" svg:height="0.4cm" svg:x="22.4cm" svg:y="15.8cm">
          <text:p><text:span text:style-name="T1">device_bind_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2.4cm" svg:x="31.4cm" svg:y="19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31.4cm" svg:y="19cm">
          <text:p><text:span text:style-name="T1">drivers/core/list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80" draw:id="id80" draw:layer="layout" svg:width="2.8cm" svg:height="0.4cm" svg:x="31.8cm" svg:y="19.6cm">
          <text:p text:style-name="P5"><text:span text:style-name="T1">int </text:span><text:span text:style-name="T2">device_bind_driver</text:span><text:span text:style-name="T1">(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3" draw:id="id73" draw:layer="layout" svg:width="2.4cm" svg:height="0.4cm" svg:x="32.2cm" svg:y="20cm">
          <text:p><text:span text:style-name="T1">device_bind_driver_to_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74" draw:id="id74" draw:layer="layout" svg:width="3.2cm" svg:height="0.4cm" svg:x="31.8cm" svg:y="20.8cm">
          <text:p text:style-name="P5"><text:span text:style-name="T1">int </text:span><text:span text:style-name="T2">device_bind_driver_to_node</text:span><text:span text:style-name="T3">(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5" draw:id="id75" draw:layer="layout" svg:width="2.4cm" svg:height="0.4cm" svg:x="32.2cm" svg:y="21.2cm">
          <text:p><text:span text:style-name="T1">device_bind_with_driver_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32.2cm" svg:y1="20.2cm" svg:x2="31.8cm" svg:y2="21cm" draw:start-shape="id73" draw:start-glue-point="3" draw:end-shape="id74" draw:end-glue-point="3" svg:d="M32200 20200c-1351 0-1151 800-400 800" svg:viewBox="0 0 991 801">
          <text:p/>
        </draw:connector>
        <draw:custom-shape draw:style-name="gr4" draw:text-style-name="P2" draw:layer="layout" svg:width="4cm" svg:height="2.4cm" svg:x="31.4cm" svg:y="22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31.4cm" svg:y="22.2cm">
          <text:p><text:span text:style-name="T1">drivers/core/device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76" draw:id="id76" draw:layer="layout" svg:width="3.4cm" svg:height="0.4cm" svg:x="31.6cm" svg:y="22.8cm">
          <text:p text:style-name="P5"><text:span text:style-name="T1">int </text:span><text:span text:style-name="T2">device_bind_with_driver_data</text:span><text:span text:style-name="T1">(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7" draw:id="id77" draw:layer="layout" svg:width="2.4cm" svg:height="0.4cm" svg:x="32cm" svg:y="23.2cm">
          <text:p><text:span text:style-name="T1">device_bind_com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32.2cm" svg:y1="21.4cm" svg:x2="31.6cm" svg:y2="23cm" draw:start-shape="id75" draw:start-glue-point="3" draw:end-shape="id76" draw:end-glue-point="3" svg:d="M32200 21400c-1651 0-1351 1600-600 1600" svg:viewBox="0 0 1205 1601">
          <text:p/>
        </draw:connector>
        <draw:custom-shape draw:style-name="gr17" draw:text-style-name="P1" xml:id="id78" draw:id="id78" draw:layer="layout" svg:width="3.4cm" svg:height="0.4cm" svg:x="31.6cm" svg:y="24cm">
          <text:p text:style-name="P5"><text:span text:style-name="T1">static int </text:span><text:span text:style-name="T2">device_bind_common</text:span><text:span text:style-name="T1">(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32cm" svg:y1="23.4cm" svg:x2="31.6cm" svg:y2="24.2cm" draw:start-shape="id77" draw:start-glue-point="3" draw:end-shape="id78" draw:end-glue-point="3" svg:d="M32000 23400c-1351 0-1151 800-400 800" svg:viewBox="0 0 991 801">
          <text:p/>
        </draw:connector>
        <draw:connector draw:style-name="gr6" draw:text-style-name="P2" draw:layer="layout" draw:type="curve" svg:x1="24.4cm" svg:y1="16cm" svg:x2="31.8cm" svg:y2="19.8cm" draw:start-shape="id79" draw:start-glue-point="1" draw:end-shape="id80" draw:end-glue-point="3" svg:d="M24400 16000c5550 0 1850 3800 7400 3800" svg:viewBox="0 0 7401 3801">
          <text:p/>
        </draw:connector>
        <draw:custom-shape draw:style-name="gr3" draw:text-style-name="P1" xml:id="id81" draw:id="id81" draw:layer="layout" svg:width="2cm" svg:height="0.4cm" svg:x="22cm" svg:y="16.4cm">
          <text:p><text:span text:style-name="T1">U_BOOT_DRIVER(eth_usb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4cm" svg:height="0.4cm" svg:x="24cm" svg:y="16.4cm">
          <text:p><text:span text:style-name="T1">usb_eth_o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4cm" svg:height="0.4cm" svg:x="24.4cm" svg:y="16.8cm">
          <text:p><text:span text:style-name="T1">usb_eth_re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4cm" svg:height="0.4cm" svg:x="24.4cm" svg:y="17.2cm">
          <text:p><text:span text:style-name="T1">usb_eth_s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.8cm" svg:height="0.8cm" svg:x="21.8cm" svg:y="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0.4cm" svg:x="21.8cm" svg:y="24.6cm">
          <text:p><text:span text:style-name="T1">drivers/core/lists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2" draw:id="id82" draw:layer="layout" svg:width="3.2cm" svg:height="0.4cm" svg:x="22cm" svg:y="25.2cm">
          <text:p><text:span text:style-name="T1">#define U_BOOT_DRIVER(__nam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3" draw:id="id83" draw:layer="layout" svg:width="4.2cm" svg:height="0.4cm" svg:x="25.2cm" svg:y="25.2cm">
          <text:p><text:span text:style-name="T1">ll_entry_declare(struct </text:span><text:span text:style-name="T2">driver</text:span><text:span text:style-name="T1">, __name, driv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2cm" svg:y1="16.6cm" svg:x2="22cm" svg:y2="25.4cm" draw:start-shape="id81" draw:start-glue-point="3" draw:end-shape="id82" draw:end-glue-point="3" svg:d="M22000 16600c-754 0-754 8800 0 8800" svg:viewBox="0 0 566 8801">
          <text:p/>
        </draw:connector>
        <draw:connector draw:style-name="gr6" draw:text-style-name="P2" draw:layer="layout" draw:type="curve" svg:x1="27.3cm" svg:y1="25.2cm" svg:x2="16.8cm" svg:y2="21.6cm" draw:start-shape="id83" draw:start-glue-point="0" draw:end-shape="id32" svg:d="M27300 25200c0-2700-10500-900-10500-3600" svg:viewBox="0 0 10501 3601">
          <text:p/>
        </draw:connector>
        <draw:custom-shape draw:style-name="gr3" draw:text-style-name="P1" xml:id="id95" draw:id="id95" draw:layer="layout" svg:width="1.2cm" svg:height="0.4cm" svg:x="3cm" svg:y="18.6cm">
          <text:p><text:span text:style-name="T1">net_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cm" svg:height="0.4cm" svg:x="28.2cm" svg:y="10.6cm">
          <text:p><text:span text:style-name="T1">net/ne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.4cm" svg:height="3.6cm" svg:x="28.2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6" draw:id="id96" draw:layer="layout" svg:width="3.2cm" svg:height="0.4cm" svg:x="28.4cm" svg:y="11.2cm">
          <text:p><text:span text:style-name="T1">int </text:span><text:span text:style-name="T2">net_loop</text:span><text:span text:style-name="T1">(enum proto_t protoc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0.4cm" svg:x="5cm" svg:y="20.6cm">
          <text:p><text:span text:style-name="T1">BOO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4" draw:id="id84" draw:layer="layout" svg:width="2cm" svg:height="0.4cm" svg:x="7cm" svg:y="15.4cm">
          <text:p><text:span text:style-name="T1">usb_eth_initial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5" draw:id="id85" draw:layer="layout" svg:width="3cm" svg:height="0.4cm" svg:x="22cm" svg:y="17.8cm">
          <text:p text:style-name="P2"><text:span text:style-name="T1">int </text:span><text:span text:style-name="T2">usb_eth_initialize</text:span><text:span text:style-name="T1">(bd_t *bi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0.4cm" svg:x="22.4cm" svg:y="18.2cm">
          <text:p><text:span text:style-name="T1">struct </text:span><text:span text:style-name="T7">eth_device</text:span><text:span text:style-name="T1"> * netdev-&gt;re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1.4cm" svg:height="0.4cm" svg:x="25.4cm" svg:y="18.2cm">
          <text:p><text:span text:style-name="T1">usb_eth_re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9cm" svg:y1="15.6cm" svg:x2="22cm" svg:y2="18cm" draw:start-shape="id84" draw:start-glue-point="1" draw:end-shape="id85" draw:end-glue-point="3" svg:d="M9000 15600c9750 0 3250 2400 13000 2400" svg:viewBox="0 0 13001 2401">
          <text:p/>
        </draw:connector>
        <draw:custom-shape draw:style-name="gr1" draw:text-style-name="P1" draw:layer="layout" svg:width="4.8cm" svg:height="0.4cm" svg:x="22.4cm" svg:y="19.6cm">
          <text:p text:style-name="P2"><text:span text:style-name="T1">static int </text:span><text:span text:style-name="T2">usb_eth_recv</text:span><text:span text:style-name="T1">(struct eth_device *netdev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6" draw:id="id86" draw:layer="layout" svg:width="1.4cm" svg:height="0.4cm" svg:x="22.8cm" svg:y="20cm">
          <text:p><text:span text:style-name="T1">_usb_eth_re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7" draw:id="id87" draw:layer="layout" svg:width="4.8cm" svg:height="0.4cm" svg:x="22cm" svg:y="22.4cm">
          <text:p text:style-name="P2"><text:span text:style-name="T1">static int </text:span><text:span text:style-name="T2">_usb_eth_recv</text:span><text:span text:style-name="T1">(struct ether_priv *priv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7" draw:id="id97" draw:layer="layout" svg:width="3cm" svg:height="0.4cm" svg:x="22.4cm" svg:y="22.8cm">
          <text:p><text:span text:style-name="T1">usb_gadget_handle_interrup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cm" svg:height="0.4cm" svg:x="22cm" svg:y="19.2cm">
          <text:p><text:span text:style-name="T1">CONFIG_DM_E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2.8cm" svg:y1="20.2cm" svg:x2="22cm" svg:y2="22.6cm" draw:start-shape="id86" draw:start-glue-point="3" draw:end-shape="id87" draw:end-glue-point="3" svg:d="M22800 20200c-1951 0-1551 2400-800 2400" svg:viewBox="0 0 1420 2401">
          <text:p/>
        </draw:connector>
        <draw:custom-shape draw:style-name="gr7" draw:text-style-name="P1" draw:layer="layout" svg:width="2cm" svg:height="0.4cm" svg:x="22cm" svg:y="20.4cm">
          <text:p><text:span text:style-name="T1">#e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6cm" svg:height="0.4cm" svg:x="22.4cm" svg:y="20.8cm">
          <text:p text:style-name="P2"><text:span text:style-name="T1">static int </text:span><text:span text:style-name="T2">usb_eth_recv</text:span><text:span text:style-name="T1">(struct udevice *dev, int flags, uchar **packetp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8" draw:id="id88" draw:layer="layout" svg:width="1.4cm" svg:height="0.4cm" svg:x="22.8cm" svg:y="21.2cm">
          <text:p><text:span text:style-name="T1">_usb_eth_re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2.8cm" svg:y1="21.4cm" svg:x2="22cm" svg:y2="22.6cm" draw:start-shape="id88" draw:start-glue-point="3" draw:end-shape="id87" draw:end-glue-point="3" svg:d="M22800 21400c-1951 0-1551 1200-800 1200" svg:viewBox="0 0 1420 1201">
          <text:p/>
        </draw:connector>
        <draw:custom-shape draw:style-name="gr1" draw:text-style-name="P1" xml:id="id90" draw:id="id90" draw:layer="layout" svg:width="1.8cm" svg:height="0.4cm" svg:x="28.4cm" svg:y="12.4cm">
          <text:p><text:span text:style-name="T1">int </text:span><text:span text:style-name="T2">eth_rx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9" draw:id="id89" draw:layer="layout" svg:width="1cm" svg:height="0.4cm" svg:x="28.8cm" svg:y="11.6cm">
          <text:p><text:span text:style-name="T1">eth_r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9.8cm" svg:y1="11.8cm" svg:x2="30.2cm" svg:y2="12.6cm" draw:start-shape="id89" draw:start-glue-point="1" draw:end-shape="id90" draw:end-glue-point="1" svg:d="M29800 11800c1351 0 1151 800 400 800" svg:viewBox="0 0 991 801">
          <text:p/>
        </draw:connector>
        <draw:custom-shape draw:style-name="gr3" draw:text-style-name="P1" draw:layer="layout" svg:width="1.8cm" svg:height="0.4cm" svg:x="28.8cm" svg:y="12.8cm">
          <text:p><text:span text:style-name="T1">eth_current-&gt;rec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xml:id="id94" draw:id="id94" draw:layer="layout" svg:width="2.8cm" svg:height="0.4cm" svg:x="30.6cm" svg:y="12.8cm">
          <text:p><text:span text:style-name="T1">struct </text:span><text:span text:style-name="T2">eth_device</text:span><text:span text:style-name="T1"> * eth_cur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91" draw:id="id91" draw:layer="layout" svg:width="3cm" svg:height="0.4cm" svg:x="22.4cm" svg:y="18.6cm">
          <text:p><text:span text:style-name="T1">eth_register(netdev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2" draw:id="id92" draw:layer="layout" svg:width="3.4cm" svg:height="0.4cm" svg:x="11.8cm" svg:y="26.4cm">
          <text:p><text:span text:style-name="T1">int </text:span><text:span text:style-name="T2">eth_register</text:span><text:span text:style-name="T1">(struct eth_device * </text:span><text:span text:style-name="T2">dev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2.4cm" svg:y1="18.8cm" svg:x2="15.2cm" svg:y2="26.6cm" draw:start-shape="id91" draw:start-glue-point="3" draw:end-shape="id92" draw:end-glue-point="1" svg:d="M22400 18800c-5400 0-1800 7800-7200 7800" svg:viewBox="0 0 7201 7801">
          <text:p/>
        </draw:connector>
        <draw:custom-shape draw:style-name="gr3" draw:text-style-name="P1" draw:layer="layout" svg:width="1.8cm" svg:height="0.4cm" svg:x="15cm" svg:y="26.8cm">
          <text:p><text:span text:style-name="T1">eth_current = </text:span><text:span text:style-name="T2">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xml:id="id93" draw:id="id93" draw:layer="layout" svg:width="2.8cm" svg:height="0.4cm" svg:x="12.2cm" svg:y="26.8cm">
          <text:p><text:span text:style-name="T1">struct </text:span><text:span text:style-name="T2">eth_device</text:span><text:span text:style-name="T1"> * eth_cur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3.6cm" svg:y1="27.2cm" svg:x2="32cm" svg:y2="13.2cm" draw:start-shape="id93" draw:start-glue-point="2" draw:end-shape="id94" draw:end-glue-point="2" svg:d="M13600 27200c0 751 18400 7751 18400-14000" svg:viewBox="0 0 18401 15664">
          <text:p/>
        </draw:connector>
        <draw:connector draw:style-name="gr6" draw:text-style-name="P2" draw:layer="layout" draw:type="curve" svg:x1="4.2cm" svg:y1="18.8cm" svg:x2="28.4cm" svg:y2="11.4cm" draw:start-shape="id95" draw:start-glue-point="1" draw:end-shape="id96" draw:end-glue-point="3" svg:d="M4200 18800c18150 0 6050-7400 24200-7400" svg:viewBox="0 0 24201 7401">
          <text:p/>
        </draw:connector>
        <draw:custom-shape draw:style-name="gr3" draw:text-style-name="P1" draw:layer="layout" svg:width="3cm" svg:height="0.4cm" svg:x="22.8cm" svg:y="21.6cm">
          <text:p><text:span text:style-name="T1">net_process_received_pa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8" draw:id="id98" draw:layer="layout" svg:width="5cm" svg:height="0.4cm" svg:x="28.4cm" svg:y="13.4cm">
          <text:p><text:span text:style-name="T1">void </text:span><text:span text:style-name="T2">net_process_received_packet</text:span><text:span text:style-name="T1">(uchar *in_packet, int le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4.2cm" svg:y1="18.8cm" svg:x2="28.4cm" svg:y2="11.4cm" svg:d="M4200 18800c18150 0 6050-7400 24200-7400" svg:viewBox="0 0 24201 7401">
          <text:p/>
        </draw:connector>
        <draw:connector draw:style-name="gr6" draw:text-style-name="P2" draw:layer="layout" draw:type="curve" svg:x1="25.4cm" svg:y1="23cm" svg:x2="28.4cm" svg:y2="13.6cm" draw:start-shape="id97" draw:start-glue-point="1" draw:end-shape="id98" svg:d="M25400 23000c2250 0 750-9400 3000-9400" svg:viewBox="0 0 3001 9401">
          <text:p/>
        </draw:connector>
      </draw:page>
      <draw:page draw:name="page2" draw:style-name="dp1" draw:master-page-name="Default">
        <draw:custom-shape draw:style-name="gr2" draw:text-style-name="P1" draw:layer="layout" svg:width="2cm" svg:height="0.4cm" svg:x="1.819cm" svg:y="1.8cm">
          <text:p><text:span text:style-name="T1">net/bootp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9.6cm" svg:height="9.2cm" svg:x="1.819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6" draw:id="id106" draw:layer="layout" svg:width="8.2cm" svg:height="0.4cm" svg:x="2.219cm" svg:y="4.8cm">
          <text:p><text:span text:style-name="T1">static void </text:span><text:span text:style-name="T2">dhcp_handler</text:span><text:span text:style-name="T1">(uchar *pkt, unsigned dest, struct in_addr sip, unsigned src, unsigned len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5" draw:id="id105" draw:layer="layout" svg:width="1.6cm" svg:height="0.4cm" svg:x="4.619cm" svg:y="3.2cm">
          <text:p><text:span text:style-name="T3">dhcp_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2.419cm" svg:y="2.8cm">
          <text:p><text:span text:style-name="T1">CONFIG_CMD_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cm" svg:height="0.4cm" svg:x="2.819cm" svg:y="3.2cm">
          <text:p><text:span text:style-name="T1">net_set_udp_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7" draw:id="id107" draw:layer="layout" svg:width="1.6cm" svg:height="0.4cm" svg:x="4.619cm" svg:y="4cm">
          <text:p><text:span text:style-name="T3">bootp_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cm" svg:height="0.4cm" svg:x="2.819cm" svg:y="4cm">
          <text:p><text:span text:style-name="T1">net_set_udp_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0" draw:id="id110" draw:layer="layout" svg:width="2.6cm" svg:height="0.4cm" svg:x="2.019cm" svg:y="2.4cm">
          <text:p><text:span text:style-name="T1">void </text:span><text:span text:style-name="T2">bootp_reques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2.419cm" svg:y="3.6cm">
          <text:p><text:span text:style-name="T1">!CONFIG_CMD_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12.219cm" svg:y="1.8cm">
          <text:p><text:span text:style-name="T1">net/tftp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8cm" svg:height="1.6cm" svg:x="12.219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0.4cm" svg:x="12.619cm" svg:y="2.6cm">
          <text:p><text:span text:style-name="T1">void </text:span><text:span text:style-name="T2">tftp_start</text:span><text:span text:style-name="T1">(enum proto_t protoc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00" draw:id="id100" draw:layer="layout" svg:width="1.8cm" svg:height="0.4cm" svg:x="13.019cm" svg:y="3cm">
          <text:p><text:span text:style-name="T1">net_parse_boot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99" draw:id="id99" draw:layer="layout" svg:width="1.8cm" svg:height="0.4cm" svg:x="16.619cm" svg:y="3cm">
          <text:p><text:span text:style-name="T1">net_boot_file_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6.619cm" svg:y1="3.2cm" svg:x2="14.819cm" svg:y2="3.2cm" draw:start-shape="id99" draw:start-glue-point="3" draw:end-shape="id100" draw:end-glue-point="1" svg:d="M16619 3200h-1800" svg:viewBox="0 0 1801 1">
          <text:p/>
        </draw:connector>
        <draw:custom-shape draw:style-name="gr3" draw:text-style-name="P1" xml:id="id103" draw:id="id103" draw:layer="layout" svg:width="1.8cm" svg:height="0.4cm" svg:x="2.619cm" svg:y="5.2cm">
          <text:p><text:span text:style-name="T1">store_net_par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4" draw:id="id104" draw:layer="layout" svg:width="4.6cm" svg:height="0.4cm" svg:x="2.219cm" svg:y="7.2cm">
          <text:p><text:span text:style-name="T1">static void </text:span><text:span text:style-name="T2">store_net_params</text:span><text:span text:style-name="T1">(struct bootp_hdr *b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01" draw:id="id101" draw:layer="layout" svg:width="1.6cm" svg:height="0.4cm" svg:x="3cm" svg:y="8cm">
          <text:p><text:span text:style-name="T1">copy_file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102" draw:id="id102" draw:layer="layout" svg:width="1.8cm" svg:height="0.4cm" svg:x="7.219cm" svg:y="8cm">
          <text:p><text:span text:style-name="T1">net_boot_file_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4.6cm" svg:y1="8.2cm" svg:x2="7.219cm" svg:y2="8.2cm" draw:start-shape="id101" draw:start-glue-point="1" draw:end-shape="id102" draw:end-glue-point="3" svg:d="M4600 8200h2619" svg:viewBox="0 0 2620 1">
          <text:p/>
        </draw:connector>
        <draw:connector draw:style-name="gr6" draw:text-style-name="P2" draw:layer="layout" draw:type="curve" svg:x1="9.019cm" svg:y1="8.2cm" svg:x2="18.419cm" svg:y2="3.2cm" draw:start-shape="id102" draw:start-glue-point="1" draw:end-shape="id99" draw:end-glue-point="1" svg:d="M9019 8200c14851 0 10151-5000 9400-5000" svg:viewBox="0 0 10697 5001">
          <text:p/>
        </draw:connector>
        <draw:connector draw:style-name="gr6" draw:text-style-name="P2" draw:layer="layout" draw:type="curve" svg:x1="2.619cm" svg:y1="5.4cm" svg:x2="2.219cm" svg:y2="7.4cm" draw:start-shape="id103" draw:start-glue-point="3" draw:end-shape="id104" svg:d="M2619 5400c-1351 0-1151 2000-400 2000" svg:viewBox="0 0 991 2001">
          <text:p/>
        </draw:connector>
        <draw:custom-shape draw:style-name="gr1" draw:text-style-name="P1" xml:id="id108" draw:id="id108" draw:layer="layout" svg:width="8.2cm" svg:height="0.4cm" svg:x="2.219cm" svg:y="5.8cm">
          <text:p><text:span text:style-name="T1">static void</text:span><text:span text:style-name="T2"> bootp_handler</text:span><text:span text:style-name="T1">(uchar *pkt, unsigned dest, struct in_addr sip, <text:s/>unsigned src, unsigned le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15" draw:id="id115" draw:layer="layout" svg:width="1.8cm" svg:height="0.4cm" svg:x="2.619cm" svg:y="6.2cm">
          <text:p><text:span text:style-name="T1">store_net_par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6.219cm" svg:y1="3.4cm" svg:x2="10.419cm" svg:y2="5cm" draw:start-shape="id105" draw:start-glue-point="1" draw:end-shape="id106" draw:end-glue-point="1" svg:d="M6219 3400c7051 0 4951 1600 4200 1600" svg:viewBox="0 0 5083 1601">
          <text:p/>
        </draw:connector>
        <draw:connector draw:style-name="gr6" draw:text-style-name="P2" draw:layer="layout" draw:type="curve" svg:x1="6.219cm" svg:y1="4.2cm" svg:x2="10.419cm" svg:y2="6cm" draw:start-shape="id107" draw:start-glue-point="1" draw:end-shape="id108" draw:end-glue-point="1" svg:d="M6219 4200c7051 0 4951 1800 4200 1800" svg:viewBox="0 0 5083 1801">
          <text:p/>
        </draw:connector>
        <draw:custom-shape draw:style-name="gr1" draw:text-style-name="P1" draw:layer="layout" svg:width="4.6cm" svg:height="0.4cm" svg:x="2.4cm" svg:y="8.8cm">
          <text:p><text:span text:style-name="T1">static void </text:span><text:span text:style-name="T2">bootp_timeout_handler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09" draw:id="id109" draw:layer="layout" svg:width="1.8cm" svg:height="0.4cm" svg:x="2.8cm" svg:y="9.2cm">
          <text:p><text:span text:style-name="T3"><text:s/></text:span><text:span text:style-name="T3">bootp_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.8cm" svg:y1="9.4cm" svg:x2="2.019cm" svg:y2="2.6cm" draw:start-shape="id109" draw:start-glue-point="3" draw:end-shape="id110" draw:end-glue-point="3" svg:d="M2800 9400c-1923 0-1532-6800-781-6800" svg:viewBox="0 0 1400 6801">
          <text:p/>
        </draw:connector>
        <draw:custom-shape draw:style-name="gr2" draw:text-style-name="P1" draw:layer="layout" svg:width="2cm" svg:height="0.4cm" svg:x="12.219cm" svg:y="4.6cm">
          <text:p><text:span text:style-name="T1">net/ne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8cm" svg:height="3.6cm" svg:x="12.219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0.4cm" svg:x="12.619cm" svg:y="5.4cm">
          <text:p><text:span text:style-name="T1">int </text:span><text:span text:style-name="T2">net_loop</text:span><text:span text:style-name="T1">(enum proto_t protoc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cm" svg:height="0.4cm" svg:x="13.019cm" svg:y="5.8cm">
          <text:p><text:span text:style-name="T1">case BOO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1" draw:id="id111" draw:layer="layout" svg:width="1.8cm" svg:height="0.4cm" svg:x="13.419cm" svg:y="6.2cm">
          <text:p><text:span text:style-name="T3"><text:s/></text:span><text:span text:style-name="T3">bootp_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3.419cm" svg:y1="6.4cm" svg:x2="4.619cm" svg:y2="2.6cm" draw:start-shape="id111" draw:start-glue-point="3" draw:end-shape="id110" draw:end-glue-point="1" svg:d="M13419 6400c-6600 0-2200-3800-8800-3800" svg:viewBox="0 0 8801 3801">
          <text:p/>
        </draw:connector>
        <draw:custom-shape draw:style-name="gr1" draw:text-style-name="P1" xml:id="id114" draw:id="id114" draw:layer="layout" svg:width="2.8cm" svg:height="0.4cm" svg:x="2.4cm" svg:y="10cm">
          <text:p><text:span text:style-name="T1">void</text:span><text:span text:style-name="T2"> dhcp_request</text:span><text:span text:style-name="T1">(voi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2" draw:id="id112" draw:layer="layout" svg:width="1.8cm" svg:height="0.4cm" svg:x="2.8cm" svg:y="10.4cm">
          <text:p><text:span text:style-name="T3"><text:s/></text:span><text:span text:style-name="T3">bootp_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.8cm" svg:y1="10.6cm" svg:x2="2.019cm" svg:y2="2.6cm" draw:start-shape="id112" draw:start-glue-point="3" draw:end-shape="id110" draw:end-glue-point="3" svg:d="M2800 10600c-1923 0-1532-8000-781-8000" svg:viewBox="0 0 1400 8001">
          <text:p/>
        </draw:connector>
        <draw:custom-shape draw:style-name="gr3" draw:text-style-name="P1" draw:layer="layout" svg:width="1.4cm" svg:height="0.4cm" svg:x="13.019cm" svg:y="6.6cm">
          <text:p><text:span text:style-name="T1">case 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13" draw:id="id113" draw:layer="layout" svg:width="1.8cm" svg:height="0.4cm" svg:x="13.419cm" svg:y="7cm">
          <text:p><text:span text:style-name="T3">dhcp_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3.419cm" svg:y1="7.2cm" svg:x2="5.2cm" svg:y2="10.2cm" draw:start-shape="id113" draw:start-glue-point="3" draw:end-shape="id114" draw:end-glue-point="1" svg:d="M13419 7200c-6163 0-2054 3000-8219 3000" svg:viewBox="0 0 8220 3001">
          <text:p/>
        </draw:connector>
        <draw:connector draw:style-name="gr6" draw:text-style-name="P2" draw:layer="layout" draw:type="curve" svg:x1="2.619cm" svg:y1="6.4cm" svg:x2="2.219cm" svg:y2="7.4cm" draw:start-shape="id115" draw:start-glue-point="3" draw:end-shape="id104" draw:end-glue-point="3" svg:d="M2619 6400c-1351 0-1151 1000-400 1000" svg:viewBox="0 0 991 1001">
          <text:p/>
        </draw:connector>
        <draw:custom-shape draw:style-name="gr2" draw:text-style-name="P1" draw:layer="layout" svg:width="2cm" svg:height="0.4cm" svg:x="2.6cm" svg:y="7.6cm">
          <text:p><text:span text:style-name="T1">CONFIG_CMD_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1.8cm" svg:y="12.6cm">
          <text:p><text:span text:style-name="T1">common/spl_ne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8.6cm" svg:height="3.8cm" svg:x="1.8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1" draw:id="id121" draw:layer="layout" svg:width="8cm" svg:height="0.4cm" svg:x="2cm" svg:y="15.4cm">
          <text:p><text:span text:style-name="T1">static int </text:span><text:span text:style-name="T2">spl_net_load_image</text:span><text:span text:style-name="T1">(struct spl_image_info *spl_image, struct spl_boot_device *bootdev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.8cm" svg:y1="9.4cm" svg:x2="2.019cm" svg:y2="2.6cm" svg:d="M2800 9400c-1923 0-1532-6800-781-6800" svg:viewBox="0 0 1400 6801">
          <text:p/>
        </draw:connector>
        <draw:custom-shape draw:style-name="gr2" draw:text-style-name="P1" draw:layer="layout" svg:width="2cm" svg:height="0.4cm" svg:x="2.4cm" svg:y="15.8cm">
          <text:p><text:span text:style-name="T1">CONFIG_SPL_LOAD_F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16" draw:id="id116" draw:layer="layout" svg:width="1.8cm" svg:height="0.4cm" svg:x="2.8cm" svg:y="16.2cm">
          <text:p><text:span text:style-name="T1">spl_load_simple_f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10.8cm" svg:y="12.6cm">
          <text:p><text:span text:style-name="T1">common/spl_fit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6cm" svg:height="2.2cm" svg:x="10.8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7" draw:id="id117" draw:layer="layout" svg:width="4.2cm" svg:height="1.4cm" svg:x="11cm" svg:y="13.2cm">
          <text:p><text:span text:style-name="T1">int </text:span><text:span text:style-name="T2">spl_load_simple_fit</text:span><text:span text:style-name="T1">(</text:span></text:p>
          <text:p><text:span text:style-name="T1"><text:s text:c="24"/></text:span><text:span text:style-name="T1">struct spl_image_info * spl_image,</text:span></text:p>
          <text:p><text:span text:style-name="T1"><text:s text:c="24"/></text:span><text:span text:style-name="T1">struct spl_load_info * <text:s text:c="3"/>info,</text:span></text:p>
          <text:p><text:span text:style-name="T1"><text:s text:c="24"/></text:span><text:span text:style-name="T1">ulong <text:s text:c="31"/>sector,</text:span></text:p>
          <text:p><text:span text:style-name="T1"><text:s text:c="24"/></text:span><text:span text:style-name="T1">void * <text:s text:c="31"/>f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4.6cm" svg:y1="16.4cm" svg:x2="11cm" svg:y2="13.9cm" draw:start-shape="id116" draw:start-glue-point="1" draw:end-shape="id117" draw:end-glue-point="3" svg:d="M4600 16400c4800 0 1600-2500 6400-2500" svg:viewBox="0 0 6401 2501">
          <text:p/>
        </draw:connector>
        <draw:custom-shape draw:style-name="gr3" draw:text-style-name="P1" xml:id="id118" draw:id="id118" draw:layer="layout" svg:width="1.8cm" svg:height="0.4cm" svg:x="11.4cm" svg:y="14.6cm">
          <text:p><text:span text:style-name="T1">spl_get_load_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1.8cm" svg:y="17.2cm">
          <text:p><text:span text:style-name="T1">common/spl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6.8cm" svg:height="0.8cm" svg:x="1.8cm" svg:y="1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cm" svg:height="0.4cm" svg:x="3.8cm" svg:y="17.2cm">
          <text:p><text:span text:style-name="T1">board/ti/am335x/board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19" draw:id="id119" draw:layer="layout" svg:width="5.6cm" svg:height="0.4cm" svg:x="2.8cm" svg:y="17.8cm">
          <text:p><text:span text:style-name="T1">struct image_header * </text:span><text:span text:style-name="T2">spl_get_load_buffer</text:span><text:span text:style-name="T1">(ssize_t offset, size_t siz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1.4cm" svg:y1="14.8cm" svg:x2="8.4cm" svg:y2="18cm" draw:start-shape="id118" draw:start-glue-point="3" draw:end-shape="id119" draw:end-glue-point="1" svg:d="M11400 14800c-2250 0-750 3200-3000 3200" svg:viewBox="0 0 3001 3201">
          <text:p/>
        </draw:connector>
        <draw:custom-shape draw:style-name="gr2" draw:text-style-name="P1" draw:layer="layout" svg:width="0.8cm" svg:height="0.4cm" svg:x="2cm" svg:y="17.8cm">
          <text:p><text:span text:style-name="T1">__w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cm" svg:height="0.4cm" svg:x="2cm" svg:y="13.2cm">
          <text:p><text:span text:style-name="T1">int </text:span><text:span text:style-name="T2">spl_net_load_image_cpgmac</text:span><text:span text:style-name="T1">(struct spl_image_info *spl_image, struct spl_boot_device *bootdev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0" draw:id="id120" draw:layer="layout" svg:width="1.8cm" svg:height="0.4cm" svg:x="2.4cm" svg:y="13.6cm">
          <text:p><text:span text:style-name="T3">spl_net_load_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22" draw:id="id122" draw:layer="layout" svg:width="8cm" svg:height="0.4cm" svg:x="2cm" svg:y="14.2cm">
          <text:p><text:span text:style-name="T1">int </text:span><text:span text:style-name="T2">spl_net_load_image_usb</text:span><text:span text:style-name="T1">(struct spl_image_info *spl_image, struct spl_boot_device *bootdev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8cm" svg:height="0.4cm" svg:x="2.4cm" svg:y="14.6cm">
          <text:p><text:span text:style-name="T3">spl_net_load_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2.4cm" svg:y1="13.8cm" svg:x2="2cm" svg:y2="15.6cm" draw:start-shape="id120" draw:start-glue-point="3" draw:end-shape="id121" svg:d="M2400 13800c-1351 0-1151 1800-400 1800" svg:viewBox="0 0 991 1801">
          <text:p/>
        </draw:connector>
        <draw:connector draw:style-name="gr6" draw:text-style-name="P2" draw:layer="layout" draw:type="curve" svg:x1="2cm" svg:y1="14.4cm" svg:x2="2cm" svg:y2="15.6cm" draw:start-shape="id122" draw:start-glue-point="3" draw:end-shape="id121" draw:end-glue-point="3" svg:d="M2000 14400c-751 0-751 1200 0 1200" svg:viewBox="0 0 564 1201">
          <text:p/>
        </draw:connector>
        <draw:custom-shape draw:style-name="gr1" draw:text-style-name="P1" draw:layer="layout" svg:width="4.2cm" svg:height="0.4cm" svg:x="21.034cm" svg:y="4.2cm">
          <text:p><text:span text:style-name="T1">void </text:span><text:span text:style-name="T2">board_init_r</text:span><text:span text:style-name="T1">(gd_t *dummy1, ulong dumm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20.6cm" svg:y="2.6cm">
          <text:p><text:span text:style-name="T1">common/spl/spl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.4cm" svg:height="4.4cm" svg:x="20.6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cm" svg:height="0.4cm" svg:x="22.234cm" svg:y="5.4cm">
          <text:p><text:span text:style-name="T1">board_boot_or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8cm" svg:height="0.4cm" svg:x="22.234cm" svg:y="5.8cm">
          <text:p><text:span text:style-name="T1">boot_from_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cm" svg:height="0.4cm" svg:x="21.434cm" svg:y="5.4cm">
          <text:p><text:span text:style-name="T1">__w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cm" svg:height="0.4cm" svg:x="22.634cm" svg:y="5cm">
          <text:p><text:span text:style-name="T1">spl_board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8cm" svg:height="0.4cm" svg:x="21.834cm" svg:y="5cm">
          <text:p><text:span text:style-name="T1">__w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cm" svg:height="0.4cm" svg:x="21.434cm" svg:y="4.6cm">
          <text:p><text:span text:style-name="T1">CONFIG_IS_ENABLED(</text:span><text:span text:style-name="T2">BOARD_INIT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cm" svg:height="0.4cm" svg:x="21.4cm" svg:y="6.2cm">
          <text:p><text:span text:style-name="T1">CONFIG_SPL_OS_B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cm" svg:height="0.4cm" svg:x="21.8cm" svg:y="6.6cm">
          <text:p><text:span text:style-name="T1">spl_fixup_fd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2cm" svg:height="0.4cm" svg:x="1.588cm" svg:y="2.4cm">
          <text:p><text:span text:style-name="T1">ENTRY(cpu_init_cr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cm" svg:height="0.4cm" svg:x="1.388cm" svg:y="1.4cm">
          <text:p><text:span text:style-name="T1">arch/arm/cpu/armv7/start.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0.4cm" svg:x="1.588cm" svg:y="2cm">
          <text:p><text:span text:style-name="T1">ENTRY(cpu_init_cp1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cm" svg:height="0.4cm" svg:x="1.988cm" svg:y="2.8cm">
          <text:p><text:span text:style-name="T1">lowlevel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8cm" svg:height="2.4cm" svg:x="1.38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4cm" svg:x="1.388cm" svg:y="4.6cm">
          <text:p><text:span text:style-name="T1">arch/arm/lib/crt0.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8cm" svg:height="2cm" svg:x="1.388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4" draw:id="id124" draw:layer="layout" svg:width="1.6cm" svg:height="0.4cm" svg:x="1.588cm" svg:y="5.2cm">
          <text:p><text:span text:style-name="T1">ENTRY(</text:span><text:span text:style-name="T2">_main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3" draw:id="id123" draw:layer="layout" svg:width="1.2cm" svg:height="0.4cm" svg:x="1.588cm" svg:y="3.6cm">
          <text:p><text:span text:style-name="T3">bl _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25" draw:id="id125" draw:layer="layout" svg:width="1.6cm" svg:height="0.4cm" svg:x="2.388cm" svg:y="6cm">
          <text:p><text:span text:style-name="T3">bl board_init_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cm" svg:height="0.4cm" svg:x="1.988cm" svg:y="5.6cm">
          <text:p><text:span text:style-name="T1">CONFIG_SPL_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cm" svg:height="0.4cm" svg:x="1.988cm" svg:y="6.4cm">
          <text:p><text:span text:style-name="T1">board_init_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1.588cm" svg:y1="3.8cm" svg:x2="1.588cm" svg:y2="5.4cm" draw:start-shape="id123" draw:start-glue-point="3" draw:end-shape="id124" svg:d="M1588 3800c-751 0-751 1600 0 1600" svg:viewBox="0 0 564 1601">
          <text:p/>
        </draw:connector>
        <draw:custom-shape draw:style-name="gr3" draw:text-style-name="P1" xml:id="id128" draw:id="id128" draw:layer="layout" svg:width="1.4cm" svg:height="0.4cm" svg:x="10.8cm" svg:y="6.6cm">
          <text:p><text:span text:style-name="T1">setup_dpl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27" draw:id="id127" draw:layer="layout" svg:width="1.4cm" svg:height="0.4cm" svg:x="8.4cm" svg:y="6.6cm">
          <text:p><text:span text:style-name="T1">prcm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26" draw:id="id126" draw:layer="layout" svg:width="1.8cm" svg:height="0.4cm" svg:x="5.6cm" svg:y="6.6cm">
          <text:p><text:span text:style-name="T1">board_early_init_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3.988cm" svg:y1="6.2cm" svg:x2="5.6cm" svg:y2="6.8cm" draw:start-shape="id125" draw:start-glue-point="1" draw:end-shape="id126" draw:end-glue-point="3" svg:d="M3988 6200c1209 0 403 600 1612 600" svg:viewBox="0 0 1613 601">
          <text:p/>
        </draw:connector>
        <draw:connector draw:style-name="gr6" draw:text-style-name="P2" draw:layer="layout" draw:type="curve" svg:x1="7.4cm" svg:y1="6.8cm" svg:x2="8.4cm" svg:y2="6.8cm" draw:start-shape="id126" draw:start-glue-point="1" draw:end-shape="id127" draw:end-glue-point="3" svg:d="M7400 6800h1000" svg:viewBox="0 0 1001 1">
          <text:p/>
        </draw:connector>
        <draw:connector draw:style-name="gr6" draw:text-style-name="P2" draw:layer="layout" draw:type="curve" svg:x1="9.8cm" svg:y1="6.8cm" svg:x2="10.8cm" svg:y2="6.8cm" draw:start-shape="id127" draw:start-glue-point="1" draw:end-shape="id128" draw:end-glue-point="3" svg:d="M9800 6800h1000" svg:viewBox="0 0 1001 1">
          <text:p/>
        </draw:connector>
        <draw:custom-shape draw:style-name="gr3" draw:text-style-name="P1" xml:id="id129" draw:id="id129" draw:layer="layout" svg:width="1.8cm" svg:height="0.4cm" svg:x="5.6cm" svg:y="4.6cm">
          <text:p><text:span text:style-name="T1">early_system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3.988cm" svg:y1="6.2cm" svg:x2="5.6cm" svg:y2="4.8cm" draw:end-shape="id129" draw:end-glue-point="3" svg:d="M3988 6200c834 0 28-1400 1612-1400" svg:viewBox="0 0 1613 1401">
          <text:p/>
        </draw:connector>
        <draw:custom-shape draw:style-name="gr3" draw:text-style-name="P1" xml:id="id130" draw:id="id130" draw:layer="layout" svg:width="1.8cm" svg:height="0.4cm" svg:x="8.4cm" svg:y="4.6cm">
          <text:p><text:span text:style-name="T1">set_uart_mux_co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cm" svg:height="0.4cm" svg:x="8.4cm" svg:y="5cm">
          <text:p><text:span text:style-name="T1">setup_early_c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cm" svg:height="0.4cm" svg:x="8.4cm" svg:y="5.4cm">
          <text:p><text:span text:style-name="T1">uart_soft_r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7.4cm" svg:y1="4.8cm" svg:x2="8.4cm" svg:y2="4.8cm" draw:start-shape="id129" draw:start-glue-point="1" draw:end-shape="id130" draw:end-glue-point="3" svg:d="M7400 4800h1000" svg:viewBox="0 0 1001 1">
          <text:p/>
        </draw:connector>
        <draw:custom-shape draw:style-name="gr2" draw:text-style-name="P1" draw:layer="layout" svg:width="3.2cm" svg:height="0.4cm" svg:x="5.2cm" svg:y="3.2cm">
          <text:p><text:span text:style-name="T1">arch/arm/mach-omap2/am33xx/board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0.4cm" svg:height="6.8cm" svg:x="5.2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cm" svg:height="0.4cm" svg:x="8.4cm" svg:y="5.4cm">
          <text:p><text:span text:style-name="T1">uart_soft_r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1" draw:id="id131" draw:layer="layout" svg:width="1.8cm" svg:height="0.4cm" svg:x="5.6cm" svg:y="7.6cm">
          <text:p><text:span text:style-name="T1">sdram_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3.988cm" svg:y1="6.2cm" svg:x2="5.6cm" svg:y2="7.8cm" draw:end-shape="id131" draw:end-glue-point="3" svg:d="M3988 6200c834 0 28 1600 1612 1600" svg:viewBox="0 0 1613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rrow" style:family="graphic" style:parent-style-name="standard">
      <style:graphic-properties draw:stroke-dash="Dashed_20__28_var_29__20_4" draw:marker-end="Arrow" draw:marker-end-width="0.15cm" draw:fill-gradient-name="Gradient_20_2" draw:fill-hatch-name="Hatching_20_1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9:04:58.230943384</meta:creation-date>
    <dc:date>2020-07-10T11:19:06.916335603</dc:date>
    <meta:editing-duration>P9DT13H54M4S</meta:editing-duration>
    <meta:editing-cycles>49</meta:editing-cycles>
    <meta:generator>LibreOffice/4.2.8.2$Linux_X86_64 LibreOffice_project/420m0$Build-2</meta:generator>
    <meta:document-statistic meta:object-count="366"/>
  </office:meta>
</office:document-meta>
</file>